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3fcc" officeooo:paragraph-rsid="0016bb01"/>
    </style:style>
    <style:style style:name="P2" style:family="paragraph" style:parent-style-name="Standard">
      <style:text-properties officeooo:rsid="001be84d" officeooo:paragraph-rsid="0016bb01"/>
    </style:style>
    <style:style style:name="T1" style:family="text">
      <style:text-properties officeooo:rsid="00211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ategy for tissue overrepresentation:</text:p>
      <text:p text:style-name="P2"/>
      <text:p text:style-name="P2">1. Take mean RNAseq-based expression in immune tissues and non-immune tissues. T-test. Multiple testing correction → genes significantly more expressed in immune tissues.</text:p>
      <text:p text:style-name="P1">2. Bin the ratio</text:p>
      <text:p text:style-name="P1">→<text:span text:style-name="T1"> overrepresentation check<text:line-break/>→ log2 scores B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5:08.451718164</meta:creation-date>
    <dc:date>2018-02-09T17:25:45.322598712</dc:date>
    <meta:editing-duration>PT37S</meta:editing-duration>
    <meta:editing-cycles>1</meta:editing-cycles>
    <meta:document-statistic meta:table-count="0" meta:image-count="0" meta:object-count="0" meta:page-count="1" meta:paragraph-count="4" meta:word-count="38" meta:character-count="269" meta:non-whitespace-character-count="235"/>
    <meta:generator>LibreOffice/5.1.6.2$Linux_X86_64 LibreOffice_project/10m0$Build-2</meta:generator>
  </office:meta>
</office:document-meta>
</file>